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3a12" officeooo:paragraph-rsid="000b3a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 Tex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3:30:40.657655493</meta:creation-date>
    <dc:date>2024-05-23T03:30:49.812439839</dc:date>
    <meta:editing-duration>PT10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7.6.6.3$Linux_X86_64 LibreOffice_project/60$Build-3</meta:generator>
  </office:meta>
</office:document-meta>
</file>